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5.17cm" fo:min-width="7.1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4.17cm" fo:min-width="24.67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75cm" svg:height="5.5cm" svg:x="4cm" svg:y="7.5cm">
          <text:p text:style-name="P1">EC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5cm" svg:height="5.5cm" svg:x="15.5cm" svg:y="7.5cm">
          <text:p text:style-name="P1">Maquette d’essai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5cm" svg:y1="10cm" svg:x2="15.5cm" svg:y2="10cm">
          <text:p/>
        </draw:line>
      </draw:page>
      <draw:page draw:name="page2" draw:style-name="dp1" draw:master-page-name="Standard">
        <draw:custom-shape draw:style-name="gr3" draw:text-style-name="P2" draw:layer="layout" svg:width="25.25cm" svg:height="14.5cm" svg:x="2cm" svg:y="3.75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79cm" svg:height="2.143cm" svg:x="12.421cm" svg:y="1.25cm">
          <draw:text-box>
            <text:p><text:span text:style-name="T1">ECU</text:span></text:p>
          </draw:text-box>
        </draw:frame>
      </draw:page>
      <draw:page draw:name="page3" draw:style-name="dp1" draw:master-page-name="Standard">
        <draw:custom-shape draw:style-name="gr3" draw:text-style-name="P2" draw:layer="layout" svg:width="25.25cm" svg:height="14.5cm" svg:x="2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908cm" svg:height="2.143cm" svg:x="10.23cm" svg:y="1.224cm">
          <draw:text-box>
            <text:p><text:span text:style-name="T1">MAQUETTE</text:span></text:p>
          </draw:text-box>
        </draw:frame>
        <draw:custom-shape draw:style-name="gr1" draw:text-style-name="P2" draw:layer="layout" svg:width="7.75cm" svg:height="5.5cm" svg:x="4cm" svg:y="7.5cm">
          <text:p text:style-name="P1">EC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0T10:21:59.744706208</meta:creation-date>
    <dc:date>2023-10-20T10:43:07.798178808</dc:date>
    <meta:editing-duration>PT47S</meta:editing-duration>
    <meta:editing-cycles>1</meta:editing-cycles>
    <meta:document-statistic meta:object-count="8"/>
    <meta:generator>LibreOffice/7.3.7.2$Linux_X86_64 LibreOffice_project/30$Build-2</meta:generator>
  </office:meta>
</office:document-meta>
</file>